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3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423cm" fo:orphans="2" fo:widows="2"/>
    </style:style>
    <style:style style:name="P6" style:family="paragraph" style:parent-style-name="Text_20_body" style:list-style-name="L2">
      <style:paragraph-properties fo:margin-top="0cm" fo:margin-bottom="0.423cm" style:line-height-at-least="0.265cm" fo:orphans="2" fo:widows="2" fo:padding-left="0.132cm" fo:padding-right="0.132cm" fo:padding-top="0.079cm" fo:padding-bottom="0.079cm" fo:border-left="0.035cm solid #c6cbd1" fo:border-right="0.035cm solid #c6cbd1" fo:border-top="0.035cm solid #c6cbd1" fo:border-bottom="0.035cm solid #959da5"/>
    </style:style>
    <style:style style:name="P7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P8" style:family="paragraph" style:parent-style-name="Heading_20_1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0366d6" style:text-line-through-style="none" style:font-name="apple-system" fo:letter-spacing="normal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444d56" style:font-name="monospace" fo:font-size="8.25pt" fo:letter-spacing="normal" fo:font-style="normal" fo:font-weight="normal" fo:background-color="#fafbfc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netology-code.github.io/html-homeworks/semantics/</text:p>
      <text:p text:style-name="Standard"/>
      <text:h text:style-name="Heading_20_1" text:outline-level="1"><text:a xlink:type="simple" xlink:href="https://netology-code.github.io/html-homeworks/" text:style-name="Internet_20_link" text:visited-style-name="Visited_20_Internet_20_Link"><text:span text:style-name="T1">html-homeworks</text:span></text:a></text:h>
      <text:h text:style-name="P8" text:outline-level="1"><text:bookmark text:name="семантическая-разметка-документа"/>Семантическая разметка документа</text:h>
      <text:h text:style-name="P7" text:outline-level="2"><text:bookmark text:name="описание-задания"/>Описание задания:</text:h>
      <text:p text:style-name="P1"><text:span text:style-name="T3">Домашнее задание выполнять в редакторе по ссылке </text:span><text:a xlink:type="simple" xlink:href="https://codepen.io/Netology/pen/wPEVzQ" text:style-name="Internet_20_link" text:visited-style-name="Visited_20_Internet_20_Link"><text:span text:style-name="T2">Домашнее задание к лекции «Семантическая разметка документа»</text:span></text:a></text:p>
      <text:list xml:id="list1675298090115913926" text:style-name="L1">
        <text:list-item>
          <text:p text:style-name="P3">Необходимо сверстать HTML-документ с рецептом, пример есть в дополнительных материалах.</text:p>
        </text:list-item>
        <text:list-item>
          <text:p text:style-name="P3">Создавать внешнее сходство не требуется, главное максимально семантично подбирать элементы для разметки.</text:p>
        </text:list-item>
      </text:list>
      <text:h text:style-name="P7" text:outline-level="2"><text:bookmark text:name="дополнительные-материалы"/>Дополнительные материалы:</text:h>
      <text:p text:style-name="P1"><text:a xlink:type="simple" xlink:href="https://netology-code.github.io/html-homeworks/semantics/resourses/semantics.doc" text:style-name="Internet_20_link" text:visited-style-name="Visited_20_Internet_20_Link"><text:span text:style-name="T2">Пример домашнего задания</text:span></text:a></text:p>
      <text:p text:style-name="P1"><text:a xlink:type="simple" xlink:href="https://netology-code.github.io/html-homeworks/semantics/resourses/hw_semantics.zip" text:style-name="Internet_20_link" text:visited-style-name="Visited_20_Internet_20_Link"><text:span text:style-name="T2">Материалы к домашнему заданию</text:span></text:a></text:p>
      <text:h text:style-name="P7" text:outline-level="2"><text:bookmark text:name="процесс-реализации"/>Процесс реализации</text:h>
      <text:list xml:id="list139792532031543110" text:style-name="L2">
        <text:list-item>
          <text:p text:style-name="P5"><text:span text:style-name="T3">Прочитать инструкцию по работе с онлайн-редактором </text:span><text:a xlink:type="simple" xlink:href="https://netology-university.bitbucket.io/guides/wm/codepen-guide/" text:style-name="Internet_20_link" text:visited-style-name="Visited_20_Internet_20_Link"><text:span text:style-name="T2">Codepen</text:span></text:a><text:span text:style-name="T3">.</text:span></text:p>
        </text:list-item>
        <text:list-item>
          <text:p text:style-name="P5"><text:span text:style-name="T3">Зарегистрироваться в </text:span><text:a xlink:type="simple" xlink:href="https://codepen.io/" text:style-name="Internet_20_link" text:visited-style-name="Visited_20_Internet_20_Link"><text:span text:style-name="T2">Codepen</text:span></text:a><text:span text:style-name="T3">.</text:span></text:p>
        </text:list-item>
        <text:list-item>
          <text:p text:style-name="P5"><text:span text:style-name="T3">После регистрации перейти по ссылке </text:span><text:a xlink:type="simple" xlink:href="https://codepen.io/Netology/pen/wPEVzQ" text:style-name="Internet_20_link" text:visited-style-name="Visited_20_Internet_20_Link"><text:span text:style-name="T2">https://codepen.io/Netology/pen/wPEVzQ</text:span></text:a><text:span text:style-name="T3">.</text:span></text:p>
        </text:list-item>
        <text:list-item>
          <text:p text:style-name="P6"><text:span text:style-name="T3">Нажать кнопку </text:span><text:span text:style-name="User_20_Entry"><text:span text:style-name="T4">Fork</text:span></text:span><text:span text:style-name="T3">.</text:span></text:p>
        </text:list-item>
        <text:list-item>
          <text:p text:style-name="P4">Выполнить домашнее задание.</text:p>
        </text:list-item>
        <text:list-item>
          <text:p text:style-name="P6"><text:span text:style-name="T3">Нажать кнопку </text:span><text:span text:style-name="User_20_Entry"><text:span text:style-name="T4">Save</text:span></text:span><text:span text:style-name="T3">.</text:span></text:p>
        </text:list-item>
        <text:list-item>
          <text:p text:style-name="P4"><text:soft-page-break/>Скопировать адрес из адресной строки браузера.</text:p>
        </text:list-item>
        <text:list-item>
          <text:p text:style-name="P5"><text:span text:style-name="T3">В личном кабинете на сайте </text:span><text:a xlink:type="simple" xlink:href="https://netology.ru/" text:style-name="Internet_20_link" text:visited-style-name="Visited_20_Internet_20_Link"><text:span text:style-name="T2">Нетологии</text:span></text:a><text:span text:style-name="T3"> открыть страницу домашней работы и вставить скопированную ссылку в поле «Комментарий к решению».</text:span></text:p>
        </text:list-item>
      </text:list>
      <text:p text:style-name="P2"><text:span text:style-name="Emphasis"><text:span text:style-name="T3">Никакие файлы загружать не нужно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7S</meta:editing-duration>
    <meta:editing-cycles>3</meta:editing-cycles>
    <meta:generator>OpenOffice/4.1.3$Win32 OpenOffice.org_project/413m1$Build-9783</meta:generator>
    <dc:date>2017-12-08T21:22:06.21</dc:date>
    <meta:document-statistic meta:table-count="0" meta:image-count="0" meta:object-count="0" meta:page-count="2" meta:paragraph-count="20" meta:word-count="119" meta:character-count="976"/>
    <meta:user-defined meta:name="Info 1"/>
    <meta:user-defined meta:name="Info 2"/>
    <meta:user-defined meta:name="Info 3"/>
    <meta:user-defined meta:name="Info 4"/>
  </office:meta>
</office:document-meta>
</file>